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2.936cm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0.4cm" fo:padding-top="0.175cm" fo:padding-bottom="0.175cm" fo:padding-left="0.3cm" fo:padding-right="0.3cm" loext:decorative="false"/>
      <style:paragraph-properties style:writing-mode="lr-tb"/>
    </style:style>
    <style:style style:name="gr3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4cm" fo:min-width="2.026cm" fo:padding-top="0.175cm" fo:padding-bottom="0.175cm" fo:padding-left="0.3cm" fo:padding-right="0.3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4.35cm" fo:padding-top="0.175cm" fo:padding-bottom="0.175cm" fo:padding-left="0.3cm" fo:padding-right="0.3cm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5.942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35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svg:stroke-color="#ff0000" draw:textarea-vertical-align="middle" loext:decorative="false"/>
    </style:style>
    <style:style style:name="gr9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276cm" fo:min-width="0.776cm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276cm" fo:min-width="2.4cm" fo:padding-top="0.175cm" fo:padding-bottom="0.175cm" fo:padding-left="0.3cm" fo:padding-right="0.3cm" loext:decorative="false"/>
      <style:paragraph-properties style:writing-mode="lr-tb"/>
    </style:style>
    <style:style style:name="gr1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276cm" fo:min-width="0.776cm" fo:padding-top="0.175cm" fo:padding-bottom="0.175cm" fo:padding-left="0.3cm" fo:padding-right="0.3cm" loext:decorative="false"/>
      <style:paragraph-properties style:writing-mode="lr-tb"/>
    </style:style>
    <style:style style:name="gr13" style:family="graphic" style:parent-style-name="standard">
      <style:graphic-properties draw:stroke="dash" draw:stroke-dash="Dot_20__28_Rounded_29_" svg:stroke-width="0.2cm" svg:stroke-color="#be480a" draw:marker-start-width="0.5cm" draw:marker-end-width="0.5cm" svg:stroke-linecap="round" draw:fill-color="#ffffff" draw:textarea-horizontal-align="justify" draw:textarea-vertical-align="middle" draw:auto-grow-height="false" fo:min-height="2.852cm" fo:min-width="2.916cm" fo:padding-top="0.225cm" fo:padding-bottom="0.225cm" fo:padding-left="0.35cm" fo:padding-right="0.35cm" loext:decorative="false"/>
      <style:paragraph-properties style:writing-mode="lr-tb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6" style:family="graphic" style:parent-style-name="standard">
      <style:graphic-properties svg:stroke-width="0cm" svg:stroke-color="#ff0000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17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526cm" fo:min-width="5.526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ot_20__28_Rounded_29_" svg:stroke-width="0.1cm" draw:marker-start-width="0.35cm" draw:marker-end-width="0.35cm" svg:stroke-linecap="round" draw:textarea-vertical-align="middle" fo:padding-top="0.175cm" fo:padding-bottom="0.175cm" fo:padding-left="0.3cm" fo:padding-right="0.3cm" loext:decorative="false"/>
    </style:style>
    <style:style style:name="gr19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15cm" fo:min-width="1.9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standard">
      <style:graphic-properties draw:stroke="dash" draw:stroke-dash="Dot_20__28_Rounded_29_" svg:stroke-width="0.1cm" svg:stroke-color="#861141" draw:marker-start-width="0.35cm" draw:marker-end-width="0.35cm" svg:stroke-linecap="round" draw:fill-color="#ffffff" draw:textarea-horizontal-align="justify" draw:textarea-vertical-align="middle" draw:auto-grow-height="false" fo:min-height="0.752cm" fo:min-width="2.706cm" fo:padding-top="0.175cm" fo:padding-bottom="0.175cm" fo:padding-left="0.3cm" fo:padding-right="0.3cm" loext:decorative="false"/>
      <style:paragraph-properties style:writing-mode="lr-tb"/>
    </style:style>
    <style:style style:name="gr21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528cm" fo:padding-top="0.175cm" fo:padding-bottom="0.175cm" fo:padding-left="0.3cm" fo:padding-right="0.3cm" loext:decorative="false"/>
      <style:paragraph-properties style:writing-mode="lr-tb"/>
    </style:style>
    <style:style style:name="gr22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174cm" fo:padding-top="0.175cm" fo:padding-bottom="0.175cm" fo:padding-left="0.3cm" fo:padding-right="0.3cm" loext:decorative="false"/>
      <style:paragraph-properties style:writing-mode="lr-tb"/>
    </style:style>
    <style:style style:name="gr2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4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4.528cm" fo:padding-top="0.175cm" fo:padding-bottom="0.175cm" fo:padding-left="0.3cm" fo:padding-right="0.3cm" loext:decorative="false"/>
      <style:paragraph-properties style:writing-mode="lr-tb"/>
    </style:style>
    <style:style style:name="gr25" style:family="graphic" style:parent-style-name="standard">
      <style:graphic-properties svg:stroke-width="0.1cm" svg:stroke-color="#650953" draw:marker-start-width="0.35cm" draw:marker-end-width="0.35cm" draw:fill-color="#ffffff" draw:textarea-horizontal-align="justify" draw:textarea-vertical-align="middle" draw:auto-grow-height="false" fo:min-height="0.358cm" fo:min-width="4.35cm" fo:padding-top="0.175cm" fo:padding-bottom="0.175cm" fo:padding-left="0.3cm" fo:padding-right="0.3cm" loext:decorative="false"/>
      <style:paragraph-properties style:writing-mode="lr-tb"/>
    </style:style>
    <style:style style:name="gr26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1.65cm" fo:padding-top="0.175cm" fo:padding-bottom="0.175cm" fo:padding-left="0.3cm" fo:padding-right="0.3cm" loext:decorative="false"/>
      <style:paragraph-properties style:writing-mode="lr-tb"/>
    </style:style>
    <style:style style:name="gr27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0.65cm" fo:padding-top="0.175cm" fo:padding-bottom="0.175cm" fo:padding-left="0.3cm" fo:padding-right="0.3cm" loext:decorative="false"/>
      <style:paragraph-properties style:writing-mode="lr-tb"/>
    </style:style>
    <style:style style:name="gr28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3.644cm" fo:padding-top="0.175cm" fo:padding-bottom="0.175cm" fo:padding-left="0.3cm" fo:padding-right="0.3cm" loext:decorative="false"/>
      <style:paragraph-properties style:writing-mode="lr-tb"/>
    </style:style>
    <style:style style:name="gr29" style:family="graphic" style:parent-style-name="objectwithoutfill">
      <style:graphic-properties svg:stroke-color="#ff0000" draw:marker-end="Arrowheads_20_8" draw:marker-end-width="0.3cm" draw:fill="none" draw:textarea-vertical-align="middle" loext:decorative="false"/>
    </style:style>
    <style:style style:name="gr30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4cm" fo:min-width="2.276cm" fo:padding-top="0.175cm" fo:padding-bottom="0.175cm" fo:padding-left="0.3cm" fo:padding-right="0.3cm" loext:decorative="false"/>
      <style:paragraph-properties style:writing-mode="lr-tb"/>
    </style:style>
    <style:style style:name="gr31" style:family="graphic" style:parent-style-name="standard">
      <style:graphic-properties draw:stroke="dash" draw:stroke-dash="Long_20_Dot_20__28_Rounded_29_" svg:stroke-width="0.1cm" svg:stroke-color="#666666" draw:marker-start-width="0.35cm" draw:marker-end-width="0.35cm" svg:stroke-linecap="round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svg:stroke-width="0.1cm" svg:stroke-color="#650953" draw:marker-start-width="0.35cm" draw:marker-end-width="0.35cm" draw:fill-color="#ffffff" draw:textarea-horizontal-align="justify" draw:textarea-vertical-align="middle" draw:auto-grow-height="false" fo:min-height="0.358cm" fo:min-width="4.704cm" fo:padding-top="0.175cm" fo:padding-bottom="0.175cm" fo:padding-left="0.3cm" fo:padding-right="0.3cm" loext:decorative="false"/>
      <style:paragraph-properties style:writing-mode="lr-tb"/>
    </style:style>
    <style:style style:name="gr33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15cm" fo:min-width="0.776cm" fo:padding-top="0.175cm" fo:padding-bottom="0.175cm" fo:padding-left="0.3cm" fo:padding-right="0.3cm" loext:decorative="false"/>
      <style:paragraph-properties style:writing-mode="lr-tb"/>
    </style:style>
    <style:style style:name="gr34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15cm" fo:min-width="1.526cm" fo:padding-top="0.175cm" fo:padding-bottom="0.175cm" fo:padding-left="0.3cm" fo:padding-right="0.3cm" loext:decorative="false"/>
      <style:paragraph-properties style:writing-mode="lr-tb"/>
    </style:style>
    <style:style style:name="gr35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534cm" fo:min-width="5.058cm" fo:padding-top="0.175cm" fo:padding-bottom="0.175cm" fo:padding-left="0.3cm" fo:padding-right="0.3cm" loext:decorative="false"/>
      <style:paragraph-properties style:writing-mode="lr-tb"/>
    </style:style>
    <style:style style:name="gr36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276cm" fo:min-width="0.9cm" fo:padding-top="0.175cm" fo:padding-bottom="0.175cm" fo:padding-left="0.3cm" fo:padding-right="0.3cm" loext:decorative="false"/>
      <style:paragraph-properties style:writing-mode="lr-tb"/>
    </style:style>
    <style:style style:name="gr37" style:family="graphic" style:parent-style-name="standard">
      <style:graphic-properties draw:stroke="dash" draw:stroke-dash="Long_20_Dot_20__28_Rounded_29_" svg:stroke-width="0.1cm" svg:stroke-color="#ff0000" draw:marker-start-width="0.35cm" draw:marker-end-width="0.35cm" svg:stroke-linecap="round" draw:textarea-vertical-align="middle" fo:padding-top="0.175cm" fo:padding-bottom="0.175cm" fo:padding-left="0.3cm" fo:padding-right="0.3cm" loext:decorative="false"/>
    </style:style>
    <style:style style:name="gr3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81d41a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729fc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pt" fo:font-weight="bold" style:font-weight-asian="bold" style:font-weight-complex="bold"/>
    </style:style>
    <style:style style:name="P8" style:family="paragraph">
      <loext:graphic-properties draw:fill-color="#729fcf"/>
      <style:paragraph-properties fo:text-align="center"/>
      <style:text-properties fo:font-size="10pt" fo:font-weight="bold" style:font-weight-asian="bold" style:font-weight-complex="bold"/>
    </style:style>
    <style:style style:name="P9" style:family="paragraph">
      <loext:graphic-properties draw:fill-color="#81d41a"/>
      <style:paragraph-properties fo:text-align="center"/>
      <style:text-properties fo:font-size="10pt" fo:font-weight="bold" style:font-weight-asian="bold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-color="#81d41a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-color="#81d41a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7" style:family="paragraph">
      <loext:graphic-properties draw:fill-color="#81d41a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1.75cm" svg:x="6.75cm" svg:y="5.5cm">
          <text:p text:style-name="P1"><text:span text:style-name="T1">updateJoint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2cm" svg:height="1.5cm" svg:x="13cm" svg:y="19.5cm">
          <text:p text:style-name="P1"><text:span text:style-name="T2">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3" draw:id="id3" draw:layer="layout" svg:width="5.25cm" svg:height="1.5cm" svg:x="5.5cm" svg:y="10cm">
          <text:p text:style-name="P4"><text:span text:style-name="T1">_join</text:span><text:span text:style-name="T1">t_pos</text:span><text:span text:style-name="T1">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" draw:id="id1" draw:layer="layout" svg:width="5.25cm" svg:height="1.5cm" svg:x="8.75cm" svg:y="8.25cm">
          <text:p text:style-name="P4"><text:span text:style-name="T1">_joint_vel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line-skew="2.3cm -1.801cm" svg:x1="11.375cm" svg:y1="8.25cm" svg:x2="11.75cm" svg:y2="6.375cm" draw:start-shape="id1" draw:start-glue-point="4" draw:end-shape="id2" draw:end-glue-point="10" svg:d="M11375 8250v-1000h1375v-875h-1000" svg:viewBox="0 0 1376 1876">
          <text:p/>
        </draw:connector>
        <draw:custom-shape draw:style-name="gr5" draw:text-style-name="P2" xml:id="id4" draw:id="id4" draw:layer="layout" svg:width="7cm" svg:height="1.75cm" svg:x="10.5cm" svg:y="12.75cm">
          <text:p text:style-name="P1"><text:span text:style-name="T1">ForwardKinematicsTC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5cm" svg:height="1.75cm" svg:x="20.25cm" svg:y="12.75cm">
          <text:p text:style-name="P1"><text:span text:style-name="T1">setExponent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7cm" svg:height="1.75cm" svg:x="10.5cm" svg:y="17cm">
          <text:p text:style-name="P1"><text:span text:style-name="T1">ForwardKinematics3DOF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9.25cm" svg:height="1.75cm" svg:x="25cm" svg:y="17cm">
          <text:p text:style-name="P1"><text:span text:style-name="T1">initializeLocalScrewCoordVec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7" draw:id="id17" draw:layer="layout" svg:width="7cm" svg:height="1cm" svg:x="17.25cm" svg:y="30.25cm">
          <text:p text:style-name="P1"><text:span text:style-name="T1">BodyJacobian_Tool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5cm" svg:height="1.75cm" svg:x="18.375cm" svg:y="24.5cm">
          <text:p text:style-name="P1"><text:span text:style-name="T1">BodyJacobian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2" draw:id="id12" draw:layer="layout" svg:width="5cm" svg:height="1.75cm" svg:x="17cm" svg:y="19.75cm">
          <text:p text:style-name="P1"><text:span text:style-name="T1">SpatialJacobian_Tool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5cm" svg:height="1.75cm" svg:x="27.75cm" svg:y="19.75cm">
          <text:p text:style-name="P1"><text:span text:style-name="T1">ToolVelocityTw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8.125cm" svg:y1="11.5cm" svg:x2="14cm" svg:y2="12.75cm" draw:start-shape="id3" draw:start-glue-point="6" draw:end-shape="id4" draw:end-glue-point="4" svg:d="M8125 11500v626h5875v624" svg:viewBox="0 0 5876 1251">
          <text:p/>
        </draw:connector>
        <draw:custom-shape draw:style-name="gr9" draw:text-style-name="P8" xml:id="id6" draw:id="id6" draw:layer="layout" svg:width="2.75cm" svg:height="1.25cm" svg:x="12.625cm" svg:y="15cm">
          <text:p text:style-name="P7"><text:span text:style-name="T2">_gs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9" xml:id="id14" draw:id="id14" draw:layer="layout" svg:width="6cm" svg:height="1.25cm" svg:x="16.5cm" svg:y="22.25cm">
          <text:p text:style-name="P7"><text:span text:style-name="T3">*ptr2Jsp1, Jsp_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9" xml:id="id7" draw:id="id7" draw:layer="layout" svg:width="6cm" svg:height="1.25cm" svg:x="26.75cm" svg:y="13cm">
          <text:p text:style-name="P7"><text:span text:style-name="T2">_active_exp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7.5cm" svg:y1="13.625cm" svg:x2="20.25cm" svg:y2="13.625cm" draw:start-shape="id4" draw:start-glue-point="10" draw:end-shape="id5" draw:end-glue-point="6" svg:d="M17500 13625h2750" svg:viewBox="0 0 2751 1">
          <text:p/>
        </draw:connector>
        <draw:connector draw:style-name="gr11" draw:text-style-name="P6" draw:layer="layout" svg:x1="14cm" svg:y1="14.5cm" svg:x2="14cm" svg:y2="15cm" draw:start-shape="id4" draw:start-glue-point="8" draw:end-shape="id6" draw:end-glue-point="4" svg:d="M14000 14500v500" svg:viewBox="0 0 1 501">
          <text:p/>
        </draw:connector>
        <draw:connector draw:style-name="gr4" draw:text-style-name="P6" draw:layer="layout" svg:x1="8.125cm" svg:y1="10cm" svg:x2="9.25cm" svg:y2="7.25cm" draw:start-shape="id3" draw:start-glue-point="4" draw:end-shape="id2" draw:end-glue-point="8" svg:d="M8125 10000v-1375h1125v-1375" svg:viewBox="0 0 1126 2751">
          <text:p/>
        </draw:connector>
        <draw:custom-shape draw:style-name="gr12" draw:text-style-name="P9" xml:id="id13" draw:id="id13" draw:layer="layout" svg:width="2.75cm" svg:height="1.25cm" svg:x="21.75cm" svg:y="16cm">
          <text:p text:style-name="P7"><text:span text:style-name="T2">iX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" draw:id="id8" draw:layer="layout" svg:width="5.75cm" svg:height="5.25cm" svg:x="26.75cm" svg:y="5.75cm">
          <text:p text:style-name="P10"><text:span text:style-name="T4">Abstract </text:span><text:span text:style-name="T4">Base</text:span></text:p>
          <text:p text:style-name="P10"><text:span text:style-name="T5">gsai_ptr</text:span></text:p>
          <text:p text:style-name="P10"><text:span text:style-name="T5">gsli_ptr</text:span></text:p>
          <text:p text:style-name="P10"><text:span text:style-name="T5">active_twists</text:span></text:p>
          <text:p text:style-name="P10"><text:span text:style-name="T5">link_mass</text:span></text:p>
          <text:p text:style-name="P10"><text:span text:style-name="T5">link_inertia</text:span></text:p>
          <text:p text:style-name="P10"><text:span text:style-name="T5">fc_coeffs</text:span></text:p>
          <text:p text:style-name="P10"><text:span text:style-name="T5">fv_coeff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12" draw:layer="layout" draw:type="line" svg:x1="25.25cm" svg:y1="13.625cm" svg:x2="26.75cm" svg:y2="13.625cm" draw:start-shape="id5" draw:start-glue-point="10" draw:end-shape="id7" draw:end-glue-point="5" svg:d="M25250 13625h1500" svg:viewBox="0 0 1501 1">
          <text:p/>
        </draw:connector>
        <draw:connector draw:style-name="gr4" draw:text-style-name="P6" draw:layer="layout" svg:x1="32.5cm" svg:y1="8.375cm" svg:x2="34.25cm" svg:y2="17.875cm" draw:start-shape="id8" draw:start-glue-point="7" draw:end-shape="id9" draw:end-glue-point="10" svg:d="M32500 8375h2301v9500h-551" svg:viewBox="0 0 2302 9501">
          <text:p/>
        </draw:connector>
        <draw:connector draw:style-name="gr4" draw:text-style-name="P6" draw:layer="layout" svg:x1="17.5cm" svg:y1="17.875cm" svg:x2="20.982cm" svg:y2="14.244cm" draw:start-shape="id10" draw:start-glue-point="10" draw:end-shape="id5" draw:end-glue-point="7" svg:d="M17500 17875h3482v-3631" svg:viewBox="0 0 3483 3632">
          <text:p/>
        </draw:connector>
        <draw:connector draw:style-name="gr4" draw:text-style-name="P6" draw:layer="layout" svg:x1="5.5cm" svg:y1="10.75cm" svg:x2="10.5cm" svg:y2="17.875cm" draw:start-shape="id3" draw:start-glue-point="5" draw:end-shape="id10" draw:end-glue-point="6" svg:d="M5500 10750h-551v7125h5551" svg:viewBox="0 0 5552 7126">
          <text:p/>
        </draw:connector>
        <draw:connector draw:style-name="gr4" draw:text-style-name="P6" draw:layer="layout" draw:line-skew="-3.601cm" svg:x1="17.5cm" svg:y1="17.875cm" svg:x2="26.75cm" svg:y2="8.375cm" draw:start-shape="id10" draw:start-glue-point="10" draw:end-shape="id8" draw:end-glue-point="5" svg:d="M17500 17875h1000v-9500h8250" svg:viewBox="0 0 9251 9501">
          <text:p/>
        </draw:connector>
        <draw:connector draw:style-name="gr15" draw:text-style-name="P12" draw:layer="layout" draw:type="line" svg:x1="14cm" svg:y1="18.75cm" svg:x2="14cm" svg:y2="19.5cm" draw:start-shape="id10" draw:start-glue-point="8" draw:end-shape="id11" draw:end-glue-point="4" svg:d="M14000 18750v750" svg:viewBox="0 0 1 751">
          <text:p/>
        </draw:connector>
        <draw:connector draw:style-name="gr8" draw:text-style-name="P6" draw:layer="layout" svg:x1="22cm" svg:y1="20.625cm" svg:x2="23.125cm" svg:y2="17.25cm" draw:start-shape="id12" draw:start-glue-point="10" draw:end-shape="id13" draw:end-glue-point="6" svg:d="M22000 20625h1125v-3375" svg:viewBox="0 0 1126 3376">
          <text:p/>
        </draw:connector>
        <draw:connector draw:style-name="gr8" draw:text-style-name="P6" draw:layer="layout" svg:x1="15cm" svg:y1="20.25cm" svg:x2="17cm" svg:y2="20.625cm" draw:start-shape="id11" draw:start-glue-point="7" draw:end-shape="id12" draw:end-glue-point="6" svg:d="M15000 20250h1001v375h999" svg:viewBox="0 0 2001 376">
          <text:p/>
        </draw:connector>
        <draw:connector draw:style-name="gr11" draw:text-style-name="P6" draw:layer="layout" svg:x1="19.5cm" svg:y1="21.5cm" svg:x2="19.5cm" svg:y2="22.25cm" draw:start-shape="id12" draw:start-glue-point="8" draw:end-shape="id14" draw:end-glue-point="4" svg:d="M19500 21500v750" svg:viewBox="0 0 1 751">
          <text:p/>
        </draw:connector>
        <draw:connector draw:style-name="gr8" draw:text-style-name="P6" draw:layer="layout" svg:x1="14cm" svg:y1="21cm" svg:x2="18.375cm" svg:y2="25.375cm" draw:start-shape="id11" draw:start-glue-point="6" draw:end-shape="id15" draw:end-glue-point="6" svg:d="M14000 21000v4375h4375" svg:viewBox="0 0 4376 4376">
          <text:p/>
        </draw:connector>
        <draw:connector draw:style-name="gr16" draw:text-style-name="P6" draw:layer="layout" svg:x1="23.375cm" svg:y1="25.375cm" svg:x2="23.125cm" svg:y2="17.25cm" draw:start-shape="id15" draw:start-glue-point="10" draw:end-shape="id13" draw:end-glue-point="6" svg:d="M23375 25375h551v-4500h-801v-3625" svg:viewBox="0 0 802 8126">
          <text:p/>
        </draw:connector>
        <draw:custom-shape draw:style-name="gr17" draw:text-style-name="P9" xml:id="id16" draw:id="id16" draw:layer="layout" svg:width="12.25cm" svg:height="1.75cm" svg:x="14.75cm" svg:y="27cm">
          <text:p text:style-name="P7"><text:span text:style-name="T3">*ptr2</text:span><text:span text:style-name="T3">Body</text:span><text:span text:style-name="T3">Jaco</text:span><text:span text:style-name="T3">bians</text:span><text:span text:style-name="T3">Fram</text:span><text:span text:style-name="T3">es,</text:span></text:p>
          <text:p text:style-name="P7"><text:span text:style-name="T3">Body</text:span><text:span text:style-name="T3">Jaco</text:span><text:span text:style-name="T3">bians</text:span><text:span text:style-name="T3">Fram</text:span><text:span text:style-name="T3">es[]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20.875cm" svg:y1="26.25cm" svg:x2="20.875cm" svg:y2="27cm" draw:start-shape="id15" draw:start-glue-point="8" draw:end-shape="id16" draw:end-glue-point="4" svg:d="M20875 26250v750" svg:viewBox="0 0 1 751">
          <text:p/>
        </draw:connector>
        <draw:connector draw:style-name="gr8" draw:text-style-name="P6" draw:layer="layout" draw:line-skew="-2.876cm 2.699cm" svg:x1="23.125cm" svg:y1="17.25cm" svg:x2="24.25cm" svg:y2="30.75cm" draw:start-shape="id13" draw:start-glue-point="6" draw:end-shape="id17" draw:end-glue-point="10" svg:d="M23125 17250v3625h4375v9875h-3250" svg:viewBox="0 0 4376 13501">
          <text:p/>
        </draw:connector>
        <draw:connector draw:style-name="gr8" draw:text-style-name="P6" draw:layer="layout" svg:x1="14cm" svg:y1="21cm" svg:x2="17.25cm" svg:y2="30.75cm" draw:start-shape="id11" draw:start-glue-point="6" draw:end-shape="id17" draw:end-glue-point="6" svg:d="M14000 21000v9750h3250" svg:viewBox="0 0 3251 9751">
          <text:p/>
        </draw:connector>
        <draw:custom-shape draw:style-name="gr10" draw:text-style-name="P9" xml:id="id18" draw:id="id18" draw:layer="layout" svg:width="6cm" svg:height="1.25cm" svg:x="17.75cm" svg:y="32cm">
          <text:p text:style-name="P7"><text:span text:style-name="T3">*ptr2</text:span><text:span text:style-name="T3">Jbd_</text:span><text:span text:style-name="T3">t_1, </text:span><text:span text:style-name="T3">Jbd_</text:span><text:span text:style-name="T3">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20.75cm" svg:y1="31.25cm" svg:x2="20.75cm" svg:y2="32cm" draw:start-shape="id17" draw:start-glue-point="8" draw:end-shape="id18" draw:end-glue-point="4" svg:d="M20750 31250v750" svg:viewBox="0 0 1 751">
          <text:p/>
        </draw:connector>
        <draw:connector draw:style-name="gr18" draw:text-style-name="P6" draw:layer="layout" draw:line-skew="3.874cm" svg:x1="14cm" svg:y1="9cm" svg:x2="27.75cm" svg:y2="20.625cm" draw:start-shape="id1" draw:start-glue-point="7" draw:end-shape="id19" draw:end-glue-point="6" svg:d="M14000 9000h10750v11625h3000" svg:viewBox="0 0 13751 11626">
          <text:p/>
        </draw:connector>
        <draw:connector draw:style-name="gr4" draw:text-style-name="P6" draw:layer="layout" svg:x1="22.5cm" svg:y1="22.875cm" svg:x2="30.25cm" svg:y2="21.5cm" draw:start-shape="id14" draw:start-glue-point="7" draw:end-shape="id19" draw:end-glue-point="8" svg:d="M22500 22875h7750v-1375" svg:viewBox="0 0 7751 1376">
          <text:p/>
        </draw:connector>
        <draw:connector draw:style-name="gr4" draw:text-style-name="P6" draw:layer="layout" svg:x1="23.75cm" svg:y1="32.625cm" svg:x2="30.25cm" svg:y2="21.5cm" draw:start-shape="id18" draw:start-glue-point="7" draw:end-shape="id19" draw:end-glue-point="8" svg:d="M23750 32625h6500v-11125" svg:viewBox="0 0 6501 11126">
          <text:p/>
        </draw:connector>
        <draw:custom-shape draw:style-name="gr19" draw:text-style-name="P14" xml:id="id20" draw:id="id20" draw:layer="layout" svg:width="5cm" svg:height="1cm" svg:x="33.75cm" svg:y="20.125cm">
          <text:p text:style-name="P13"><text:span text:style-name="T6">Vsp_</text:span><text:span text:style-name="T6">tool_</text:span><text:span text:style-name="T6">twist</text:span><text:span text:style-name="T6">, </text:span><text:span text:style-name="T6">Vbd_</text:span><text:span text:style-name="T6">tool_</text:span><text:span text:style-name="T6">twi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2.75cm" svg:y1="20.625cm" svg:x2="33.75cm" svg:y2="20.625cm" draw:start-shape="id19" draw:start-glue-point="10" draw:end-shape="id20" draw:end-glue-point="5" svg:d="M32750 20625h1000" svg:viewBox="0 0 1001 1">
          <text:p/>
        </draw:connector>
        <draw:custom-shape draw:style-name="gr20" draw:text-style-name="P2" xml:id="id30" draw:id="id30" draw:layer="layout" svg:width="5.25cm" svg:height="1.75cm" svg:x="35.25cm" svg:y="16cm">
          <text:p text:style-name="P4"><text:span text:style-name="T1">typ_jacobian </text:span><text:span text:style-name="T1">jacob_select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xml:id="id21" draw:id="id21" draw:layer="layout" svg:width="7.25cm" svg:height="1cm" svg:x="31cm" svg:y="24.25cm">
          <text:p text:style-name="P1"><text:span text:style-name="T1">DtSpatialJacobian_Tool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23" draw:id="id23" draw:layer="layout" svg:width="6.75cm" svg:height="1cm" svg:x="31.25cm" svg:y="28.75cm">
          <text:p text:style-name="P1"><text:span text:style-name="T1">DtBodyJacobian_</text:span><text:span text:style-name="T1">Tool_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6" draw:layer="layout" draw:line-skew="2.525cm" svg:x1="14cm" svg:y1="9.001cm" svg:x2="31cm" svg:y2="24.75cm" draw:end-shape="id21" draw:end-glue-point="6" svg:d="M14000 9001h10750v15749h6250" svg:viewBox="0 0 17001 15750">
          <text:p/>
        </draw:connector>
        <draw:connector draw:style-name="gr4" draw:text-style-name="P6" xml:id="id35" draw:id="id35" draw:layer="layout" svg:x1="22.5cm" svg:y1="22.875cm" svg:x2="34.625cm" svg:y2="24.25cm" draw:start-shape="id14" draw:start-glue-point="7" draw:end-shape="id21" draw:end-glue-point="4" svg:d="M22500 22875h12125v1375" svg:viewBox="0 0 12126 1376">
          <text:p/>
        </draw:connector>
        <draw:custom-shape draw:style-name="gr10" draw:text-style-name="P9" xml:id="id22" draw:id="id22" draw:layer="layout" svg:width="6cm" svg:height="1.25cm" svg:x="31.625cm" svg:y="26cm">
          <text:p text:style-name="P7"><text:span text:style-name="T3">*ptr2</text:span><text:span text:style-name="T3">dJs</text:span><text:span text:style-name="T3">p1, </text:span><text:span text:style-name="T3">dJs</text:span><text:span text:style-name="T3">p_t_</text:span><text:span text:style-name="T3">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4.625cm" svg:y1="25.25cm" svg:x2="34.625cm" svg:y2="26cm" draw:start-shape="id21" draw:start-glue-point="8" draw:end-shape="id22" draw:end-glue-point="4" svg:d="M34625 25250v750" svg:viewBox="0 0 1 751">
          <text:p/>
        </draw:connector>
        <draw:connector draw:style-name="gr23" draw:text-style-name="P12" draw:layer="layout" svg:x1="29.625cm" svg:y1="17cm" svg:x2="24.5cm" svg:y2="16.625cm" draw:start-shape="id9" draw:start-glue-point="4" draw:end-shape="id13" draw:end-glue-point="7" svg:d="M29625 17000v-375h-5125" svg:viewBox="0 0 5126 376">
          <text:p/>
        </draw:connector>
        <draw:connector draw:style-name="gr4" draw:text-style-name="P6" draw:layer="layout" svg:x1="27cm" svg:y1="27.875cm" svg:x2="34.625cm" svg:y2="28.75cm" draw:start-shape="id16" draw:start-glue-point="7" draw:end-shape="id23" draw:end-glue-point="4" svg:d="M27000 27875h7625v875" svg:viewBox="0 0 7626 876">
          <text:p/>
        </draw:connector>
        <draw:connector draw:style-name="gr18" draw:text-style-name="P6" draw:layer="layout" draw:line-skew="2.4cm" svg:x1="14cm" svg:y1="9.002cm" svg:x2="31.25cm" svg:y2="29.25cm" draw:end-shape="id23" draw:end-glue-point="6" svg:d="M14000 9002h10750v20248h6500" svg:viewBox="0 0 17251 20249">
          <text:p/>
        </draw:connector>
        <draw:custom-shape draw:style-name="gr10" draw:text-style-name="P9" xml:id="id24" draw:id="id24" draw:layer="layout" svg:width="6cm" svg:height="1.25cm" svg:x="31.625cm" svg:y="30.75cm">
          <text:p text:style-name="P7"><text:span text:style-name="T3">*ptr2dJbd1, </text:span><text:span text:style-name="T3">dJbd_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4.625cm" svg:y1="29.75cm" svg:x2="34.625cm" svg:y2="30.75cm" draw:start-shape="id23" draw:start-glue-point="8" draw:end-shape="id24" draw:end-glue-point="4" svg:d="M34625 29750v1000" svg:viewBox="0 0 1 1001">
          <text:p/>
        </draw:connector>
        <draw:custom-shape draw:style-name="gr24" draw:text-style-name="P2" xml:id="id27" draw:id="id27" draw:layer="layout" svg:width="7.25cm" svg:height="1.75cm" svg:x="40.5cm" svg:y="7.75cm">
          <text:p text:style-name="P1"><text:span text:style-name="T1">OperationalSpaceJacobi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" xml:id="id25" draw:id="id25" draw:layer="layout" svg:width="7cm" svg:height="1cm" svg:x="40.625cm" svg:y="10.75cm">
          <text:p text:style-name="P1"><text:span text:style-name="T1">se</text:span><text:span text:style-name="T1">tB</text:span><text:span text:style-name="T1">o</text:span><text:span text:style-name="T1">dy</text:span><text:span text:style-name="T1">P</text:span><text:span text:style-name="T1">os</text:span><text:span text:style-name="T1">iti</text:span><text:span text:style-name="T1">o</text:span><text:span text:style-name="T1">nJ</text:span><text:span text:style-name="T1">ac</text:span><text:span text:style-name="T1">o</text:span><text:span text:style-name="T1">bi</text:span><text:span text:style-name="T1">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5" xml:id="id26" draw:id="id26" draw:layer="layout" svg:width="4.5cm" svg:height="1.5cm" svg:x="41.875cm" svg:y="12.75cm">
          <text:p text:style-name="P4"><text:span text:style-name="T1">Jbd_p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44.125cm" svg:y1="11.75cm" svg:x2="44.125cm" svg:y2="12.75cm" draw:start-shape="id25" draw:start-glue-point="8" draw:end-shape="id26" draw:end-glue-point="4" svg:d="M44125 11750v1000" svg:viewBox="0 0 1 1001">
          <text:p/>
        </draw:connector>
        <draw:connector draw:style-name="gr4" draw:text-style-name="P6" draw:layer="layout" svg:x1="44.125cm" svg:y1="9.5cm" svg:x2="44.125cm" svg:y2="10.75cm" draw:start-shape="id27" draw:start-glue-point="8" draw:end-shape="id25" draw:end-glue-point="4" svg:d="M44125 9500v1250" svg:viewBox="0 0 1 1251">
          <text:p/>
        </draw:connector>
        <draw:custom-shape draw:style-name="gr27" draw:text-style-name="P15" xml:id="id28" draw:id="id28" draw:layer="layout" svg:width="2.5cm" svg:height="1.5cm" svg:x="49cm" svg:y="7.875cm">
          <text:p text:style-name="P4"><text:span text:style-name="T1">Jo</text:span><text:span text:style-name="T1">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47.75cm" svg:y1="8.625cm" svg:x2="49cm" svg:y2="8.625cm" draw:start-shape="id27" draw:start-glue-point="10" draw:end-shape="id28" draw:end-glue-point="5" svg:d="M47750 8625h1250" svg:viewBox="0 0 1251 1">
          <text:p/>
        </draw:connector>
        <draw:connector draw:style-name="gr8" draw:text-style-name="P6" xml:id="id29" draw:id="id29" draw:layer="layout" draw:line-skew="3.362cm" svg:x1="32.576cm" svg:y1="35.878cm" svg:x2="40.5cm" svg:y2="8.625cm" draw:end-shape="id27" draw:end-glue-point="6" svg:d="M32576 35878h7049v-27253h875" svg:viewBox="0 0 7925 27254">
          <text:p/>
        </draw:connector>
        <draw:connector draw:style-name="gr8" draw:text-style-name="P6" draw:layer="layout" svg:x1="14cm" svg:y1="21cm" svg:x2="32.576cm" svg:y2="35.878cm" draw:start-shape="id11" draw:start-glue-point="6" draw:end-shape="id29" draw:end-glue-point="2" svg:d="M14000 21000v14878h18576" svg:viewBox="0 0 18577 14879">
          <text:p/>
        </draw:connector>
        <draw:custom-shape draw:style-name="gr28" draw:text-style-name="P2" xml:id="id31" draw:id="id31" draw:layer="layout" svg:width="6cm" svg:height="1.75cm" svg:x="42.5cm" svg:y="20cm">
          <text:p text:style-name="P1"><text:span text:style-name="T1">DtToolVelocityTwi</text:span><text:span text:style-name="T1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2" draw:layer="layout" draw:line-skew="0.499cm" svg:x1="37.219cm" svg:y1="17.75cm" svg:x2="30.25cm" svg:y2="19.75cm" draw:start-shape="id30" draw:start-glue-point="7" draw:end-shape="id19" draw:end-glue-point="4" svg:d="M37219 17750v1500h-6969v500" svg:viewBox="0 0 6970 2001">
          <text:p/>
        </draw:connector>
        <draw:connector draw:style-name="gr29" draw:text-style-name="P12" draw:layer="layout" svg:x1="37.875cm" svg:y1="17.75cm" svg:x2="45.5cm" svg:y2="20cm" draw:start-shape="id30" draw:start-glue-point="8" draw:end-shape="id31" draw:end-glue-point="4" svg:d="M37875 17750v1126h7625v1124" svg:viewBox="0 0 7626 2251">
          <text:p/>
        </draw:connector>
        <draw:custom-shape draw:style-name="gr19" draw:text-style-name="P14" xml:id="id32" draw:id="id32" draw:layer="layout" svg:width="5cm" svg:height="1cm" svg:x="49.25cm" svg:y="20.375cm">
          <text:p text:style-name="P13"><text:span text:style-name="T6">Vsp_</text:span><text:span text:style-name="T6">tool_</text:span><text:span text:style-name="T6">twist</text:span><text:span text:style-name="T6">, </text:span><text:span text:style-name="T6">Vbd_</text:span><text:span text:style-name="T6">tool_</text:span><text:span text:style-name="T6">twi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48.5cm" svg:y1="20.875cm" svg:x2="49.25cm" svg:y2="20.875cm" draw:start-shape="id31" draw:start-glue-point="10" draw:end-shape="id32" draw:end-glue-point="5" svg:d="M48500 20875h750" svg:viewBox="0 0 751 1">
          <text:p/>
        </draw:connector>
        <draw:connector draw:style-name="gr18" draw:text-style-name="P6" xml:id="id33" draw:id="id33" draw:layer="layout" draw:line-skew="-13.309cm" svg:x1="12.898cm" svg:y1="9.002cm" svg:x2="24.794cm" svg:y2="35.616cm" svg:d="M12898 9002v-2h11896v26616" svg:viewBox="0 0 11897 26617">
          <text:p/>
        </draw:connector>
        <draw:connector draw:style-name="gr18" draw:text-style-name="P6" draw:layer="layout" svg:x1="47.622cm" svg:y1="21.494cm" svg:x2="24.794cm" svg:y2="35.616cm" draw:start-shape="id31" draw:start-glue-point="9" draw:end-shape="id33" draw:end-glue-point="3" svg:d="M47622 21494v14122h-22828" svg:viewBox="0 0 22829 14123">
          <text:p/>
        </draw:connector>
        <draw:custom-shape draw:style-name="gr30" draw:text-style-name="P5" xml:id="id34" draw:id="id34" draw:layer="layout" svg:width="5.75cm" svg:height="1.5cm" svg:x="1.75cm" svg:y="8.5cm">
          <text:p text:style-name="P4"><text:span text:style-name="T1">_joint_accel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.625cm" svg:y1="8.5cm" svg:x2="6.75cm" svg:y2="6.375cm" draw:start-shape="id34" draw:start-glue-point="4" draw:end-shape="id2" draw:end-glue-point="6" svg:d="M4625 8500v-2125h2125" svg:viewBox="0 0 2126 2126">
          <text:p/>
        </draw:connector>
        <draw:connector draw:style-name="gr31" draw:text-style-name="P6" draw:layer="layout" draw:line-skew="14.198cm" svg:x1="43.378cm" svg:y1="21.494cm" svg:x2="4.625cm" svg:y2="10cm" draw:start-shape="id31" draw:start-glue-point="7" draw:end-shape="id34" draw:end-glue-point="6" svg:d="M43378 21494v15006h-38753v-26500" svg:viewBox="0 0 38754 26501">
          <text:p/>
        </draw:connector>
        <draw:connector draw:style-name="gr4" draw:text-style-name="P6" draw:layer="layout" draw:line-skew="0.162cm" svg:x1="45.5cm" svg:y1="21.75cm" svg:x2="34.625cm" svg:y2="22.875cm" draw:start-shape="id31" draw:start-glue-point="8" draw:end-shape="id35" draw:end-glue-point="0" svg:d="M45500 21750v750h-10875v375" svg:viewBox="0 0 10876 1126">
          <text:p/>
        </draw:connector>
        <draw:custom-shape draw:style-name="gr32" draw:text-style-name="P2" xml:id="id38" draw:id="id38" draw:layer="layout" svg:width="7.5cm" svg:height="1cm" svg:x="40.5cm" svg:y="5.75cm">
          <text:p text:style-name="P1"><text:span text:style-name="T1">set</text:span><text:span text:style-name="T1">DtB</text:span><text:span text:style-name="T1">ody</text:span><text:span text:style-name="T1">Po</text:span><text:span text:style-name="T1">siti</text:span><text:span text:style-name="T1">onJ</text:span><text:span text:style-name="T1">aco</text:span><text:span text:style-name="T1">bia</text:span><text:span text:style-name="T1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2" xml:id="id36" draw:id="id36" draw:layer="layout" svg:width="7.5cm" svg:height="1cm" svg:x="40.5cm" svg:y="4cm">
          <text:p text:style-name="P1"><text:span text:style-name="T1">setDtRotation</text:span><text:span text:style-name="T1">Matri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7" xml:id="id37" draw:id="id37" draw:layer="layout" svg:width="2.75cm" svg:height="1cm" svg:x="48.75cm" svg:y="4cm">
          <text:p text:style-name="P16"><text:span text:style-name="T7">dR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5" xml:id="id39" draw:id="id39" draw:layer="layout" svg:width="4.25cm" svg:height="1cm" svg:x="48.75cm" svg:y="5.75cm">
          <text:p text:style-name="P4"><text:span text:style-name="T1">dJd</text:span><text:span text:style-name="T1">_po</text:span><text:span text:style-name="T1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2" xml:id="id40" draw:id="id40" draw:layer="layout" svg:width="8cm" svg:height="1.25cm" svg:x="40.25cm" svg:y="1.75cm">
          <text:p text:style-name="P1"><text:span text:style-name="T1">DtOperationalSpaceJacobi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5" xml:id="id41" draw:id="id41" draw:layer="layout" svg:width="3cm" svg:height="1.25cm" svg:x="49.75cm" svg:y="1.75cm">
          <text:p text:style-name="P4"><text:span text:style-name="T1">dJ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8cm" svg:y1="4.5cm" svg:x2="48.75cm" svg:y2="4.5cm" draw:start-shape="id36" draw:start-glue-point="10" draw:end-shape="id37" draw:end-glue-point="5" svg:d="M48000 4500h750" svg:viewBox="0 0 751 1">
          <text:p/>
        </draw:connector>
        <draw:connector draw:style-name="gr4" draw:text-style-name="P6" draw:layer="layout" svg:x1="48cm" svg:y1="6.25cm" svg:x2="48.75cm" svg:y2="6.25cm" draw:start-shape="id38" draw:start-glue-point="10" draw:end-shape="id39" draw:end-glue-point="5" svg:d="M48000 6250h750" svg:viewBox="0 0 751 1">
          <text:p/>
        </draw:connector>
        <draw:connector draw:style-name="gr11" draw:text-style-name="P6" draw:layer="layout" svg:x1="48.25cm" svg:y1="2.375cm" svg:x2="49.75cm" svg:y2="2.375cm" draw:start-shape="id40" draw:start-glue-point="10" draw:end-shape="id41" draw:end-glue-point="5" svg:d="M48250 2375h1500" svg:viewBox="0 0 1501 1">
          <text:p/>
        </draw:connector>
        <draw:connector draw:style-name="gr37" draw:text-style-name="P6" draw:layer="layout" svg:x1="20.75cm" svg:y1="33.25cm" svg:x2="44.125cm" svg:y2="14.25cm" draw:start-shape="id18" draw:start-glue-point="6" draw:end-shape="id26" draw:end-glue-point="6" svg:d="M20750 33250v551h23375v-19551" svg:viewBox="0 0 23376 19552">
          <text:p/>
        </draw:connector>
        <draw:connector draw:style-name="gr37" draw:text-style-name="P6" draw:layer="layout" svg:x1="37.625cm" svg:y1="31.375cm" svg:x2="41.598cm" svg:y2="6.604cm" draw:start-shape="id24" draw:start-glue-point="7" draw:end-shape="id38" draw:end-glue-point="7" svg:d="M37625 31375h3973v-24771" svg:viewBox="0 0 3974 24772">
          <text:p/>
        </draw:connector>
        <draw:connector draw:style-name="gr38" draw:text-style-name="P12" draw:layer="layout" svg:x1="44.25cm" svg:y1="3cm" svg:x2="44.25cm" svg:y2="4cm" draw:start-shape="id40" draw:start-glue-point="8" draw:end-shape="id36" draw:end-glue-point="4" svg:d="M44250 3000v1000" svg:viewBox="0 0 1 1001">
          <text:p/>
        </draw:connector>
        <draw:connector draw:style-name="gr39" draw:text-style-name="P12" draw:layer="layout" svg:x1="44.25cm" svg:y1="5cm" svg:x2="44.25cm" svg:y2="5.75cm" draw:start-shape="id36" draw:start-glue-point="8" draw:end-shape="id38" draw:end-glue-point="4" svg:d="M44250 5000v750" svg:viewBox="0 0 1 751">
          <text:p/>
        </draw:connector>
        <draw:connector draw:style-name="gr37" draw:text-style-name="P6" draw:layer="layout" draw:line-skew="0.374cm" svg:x1="38.75cm" svg:y1="20.625cm" svg:x2="40.5cm" svg:y2="4.5cm" draw:start-shape="id20" draw:start-glue-point="7" draw:end-shape="id36" draw:end-glue-point="6" svg:d="M38750 20625h1250v-16125h500" svg:viewBox="0 0 1751 16126">
          <text:p/>
        </draw:connector>
        <draw:connector draw:style-name="gr8" draw:text-style-name="P6" xml:id="id42" draw:id="id42" draw:layer="layout" draw:line-skew="-5.604cm" svg:x1="13cm" svg:y1="20.25cm" svg:x2="1.257cm" svg:y2="3.572cm" draw:start-shape="id11" draw:start-glue-point="5" svg:d="M13000 20250h-11750v-16678h7" svg:viewBox="0 0 11751 16679">
          <text:p/>
        </draw:connector>
        <draw:connector draw:style-name="gr8" draw:text-style-name="P6" draw:layer="layout" svg:x1="1.257cm" svg:y1="3.572cm" svg:x2="41.598cm" svg:y2="4.146cm" draw:start-shape="id42" draw:start-glue-point="3" draw:end-shape="id36" draw:end-glue-point="5" svg:d="M1257 3572v-501h40341v1075" svg:viewBox="0 0 40342 1076">
          <text:p/>
        </draw:connector>
        <draw:connector draw:style-name="gr31" draw:text-style-name="P6" draw:layer="layout" draw:line-skew="-1.2cm" svg:x1="41.875cm" svg:y1="13.5cm" svg:x2="40.25cm" svg:y2="2.375cm" draw:start-shape="id26" draw:start-glue-point="5" draw:end-shape="id40" draw:end-glue-point="6" svg:d="M41875 13500h-3375v-11125h1750" svg:viewBox="0 0 3376 11126">
          <text:p/>
        </draw:connector>
        <draw:connector draw:style-name="gr8" draw:text-style-name="P6" draw:layer="layout" svg:x1="1.257cm" svg:y1="3.572cm" svg:x2="44.25cm" svg:y2="1.75cm" draw:start-shape="id42" draw:start-glue-point="3" draw:end-shape="id40" draw:end-glue-point="4" svg:d="M1257 3572v-2372h42993v550" svg:viewBox="0 0 42994 237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_20__28_Rounded_29_" draw:display-name="Dot (Rounded)" draw:style="round" draw:dots1="1" draw:dots1-length="1%" draw:distance="1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5:42:00.539829073</meta:creation-date>
    <meta:generator>LibreOffice/7.6.2.1$Linux_X86_64 LibreOffice_project/56f7684011345957bbf33a7ee678afaf4d2ba333</meta:generator>
    <dc:date>2023-10-20T01:54:49.000800645</dc:date>
    <meta:editing-duration>PT10H12M41S</meta:editing-duration>
    <meta:editing-cycles>16</meta:editing-cycles>
    <meta:print-date>2023-10-19T21:29:04.510063691</meta:print-date>
    <meta:printed-by>PDF files</meta:printed-by>
    <meta:document-statistic meta:object-count="94"/>
  </office:meta>
</office:document-meta>
</file>